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2a3" officeooo:paragraph-rsid="001172a3"/>
    </style:style>
    <style:style style:name="P2" style:family="paragraph" style:parent-style-name="Standard" style:list-style-name="L1">
      <style:text-properties officeooo:rsid="0011a5cc" officeooo:paragraph-rsid="0011a5cc"/>
    </style:style>
    <style:style style:name="P3" style:family="paragraph" style:parent-style-name="Standard" style:list-style-name="L1">
      <style:text-properties officeooo:rsid="001346b6" officeooo:paragraph-rsid="001346b6"/>
    </style:style>
    <style:style style:name="T1" style:family="text">
      <style:text-properties officeooo:rsid="0011dac9"/>
    </style:style>
    <style:style style:name="T2" style:family="text">
      <style:text-properties officeooo:rsid="001607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classrooms</text:p>
      <text:p text:style-name="Subtitle">Parcours Python</text:p>
      <text:p text:style-name="Subtitle">Projet 3</text:p>
      <text:p text:style-name="P1"/>
      <text:p text:style-name="P1"><text:span text:style-name="T1">Étapes</text:span> de réalisation :</text:p>
      <text:list xml:id="list2794125193" text:style-name="L1">
        <text:list-item>
          <text:p text:style-name="P2">diagramme de séquence (voir cours sur la POO python partie 1 chapitre 2)</text:p>
        </text:list-item>
        <text:list-item>
          <text:p text:style-name="P3">di<text:span text:style-name="T2">a</text:span>gramme de classe (idem + chapitre 3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9:49:34.811699258</meta:creation-date>
    <dc:date>2017-08-28T23:10:45.951210833</dc:date>
    <meta:editing-duration>PT6M22S</meta:editing-duration>
    <meta:editing-cycles>5</meta:editing-cycles>
    <meta:generator>LibreOffice/5.4.0.3$Linux_X86_64 LibreOffice_project/40m0$Build-3</meta:generator>
    <meta:document-statistic meta:table-count="0" meta:image-count="0" meta:object-count="0" meta:page-count="1" meta:paragraph-count="6" meta:word-count="31" meta:character-count="173" meta:non-whitespace-character-count="150"/>
  </office:meta>
</office:document-meta>
</file>